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4.002cm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A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56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7" office:value-type="string">
            <text:p>Философы от культуры</text:p>
          </table:table-cell>
          <table:table-cell table:style-name="ce7" office:value-type="string">
            <text:p>философы от науки</text:p>
          </table:table-cell>
          <table:table-cell table:style-name="ce7" office:value-type="string">
            <text:p>Политические философы</text:p>
          </table:table-cell>
          <table:table-cell table:style-name="ce7" office:value-type="string">
            <text:p>Философы от бизнеса</text:p>
          </table:table-cell>
          <table:table-cell table:style-name="ce7" office:value-type="string">
            <text:p>Идеологи, <text:s/>философы- идеалисты</text:p>
          </table:table-cell>
          <table:table-cell table:style-name="ce7" office:value-type="string">
            <text:p>Информационные философы</text:p>
          </table:table-cell>
          <table:table-cell table:style-name="ce9" office:value-type="string">
            <text:p>Философствующие обыватели</text:p>
          </table:table-cell>
          <table:table-cell table:style-name="ce9" office:value-type="string">
            <text:p>Философствующие сексологи</text:p>
          </table:table-cell>
          <table:table-cell table:style-name="ce9" office:value-type="string">
            <text:p>Философствующие колдуны и ведьмы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разного рода географии, топология</text:span></text:p>
          </table:table-cell>
          <table:table-cell office:value-type="string">
            <text:p>Пространства, меняющиеся во времени <text:s text:c="11"/><text:span text:style-name="T3">меры, единицы измерения</text:span></text:p>
          </table:table-cell>
          <table:table-cell office:value-type="string">
            <text:p>Материальные пространства <text:s text:c="2"/><text:span text:style-name="T2">размеры и форма материальных объектов,</text:span></text:p>
            <text:p><text:span text:style-name="T2">расстояния между материальными объектами</text:span><text:span text:style-name="T4">, </text:span></text:p>
          </table:table-cell>
          <table:table-cell office:value-type="string">
            <text:p>Биологические пространства <text:s text:c="2"/><text:span text:style-name="T2">размеры и форма биологических объектов.расстояния между биологическими объектам,</text:span></text:p>
          </table:table-cell>
          <table:table-cell office:value-type="string">
            <text:p>Социальные пространства <text:span text:style-name="T2">размеры и форма объектов социальной реальности, расстояния между ними, пути сообщения <text:s/></text:span></text:p>
          </table:table-cell>
          <table:table-cell office:value-type="string">
            <text:p>Культурные пространства <text:span text:style-name="T2">размеры и форма объектов культурной реальности, расстояния между ними</text:span></text:p>
          </table:table-cell>
          <table:table-cell office:value-type="string">
            <text:p>научное пространство: космическое, земное, существующие безотносительно исследованиям</text:p>
          </table:table-cell>
          <table:table-cell office:value-type="string">
            <text:p>Политические пространства <text:span text:style-name="T2">пространство власти, границы власти, политические центры и периферия, размеры <text:s/>политических объектов</text:span></text:p>
          </table:table-cell>
          <table:table-cell office:value-type="string">
            <text:p>Предпринимательские пространства <text:span text:style-name="T2">места деловой активности</text:span></text:p>
          </table:table-cell>
          <table:table-cell office:value-type="string">
            <text:p>Идеальные пространства <text:span text:style-name="T2">места поклонения, <text:s text:c="2"/>сакральные <text:s/>и ритуальные <text:s/>пространства </text:span></text:p>
          </table:table-cell>
          <table:table-cell office:value-type="string">
            <text:p>Информационные пространства <text:s text:c="3"/><text:span text:style-name="T3">о</text:span><text:span text:style-name="T2">хват аудитории, <text:s/>структура информ. пространства</text:span></text:p>
          </table:table-cell>
          <table:table-cell office:value-type="string">
            <text:p>Бытовые пространства <text:s text:c="2"/><text:span text:style-name="T2">пространство быта и бытовых отношений, его размеры и формы </text:span></text:p>
          </table:table-cell>
          <table:table-cell office:value-type="string">
            <text:p>Сексуальные пространства <text:s/><text:span text:style-name="T2">пространство <text:s/>сексуальных отношений, размеры и форма сексуальных объектов</text:span></text:p>
          </table:table-cell>
          <table:table-cell office:value-type="string">
            <text:p>Магические пространства <text:span text:style-name="T2">пространства, наполненные мистическим смыслом, волшебные пространства, размеры и форма магических объектов</text:span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</text:p>
          </table:table-cell>
          <table:table-cell table:style-name="ce3" office:value-type="string">
            <text:p>Философия времени <text:s/><text:span text:style-name="T1">хронология, хронометрия, естественная и социальная истории</text:span></text:p>
          </table:table-cell>
          <table:table-cell office:value-type="string">
            <text:p>Материализованное время <text:s text:c="7"/><text:span text:style-name="T2">возраст материальных объектов, часы как материализованное время, </text:span></text:p>
            <text:p><text:span text:style-name="T2">Разметка времени через изменение материальных объектов</text:span></text:p>
          </table:table-cell>
          <table:table-cell office:value-type="string">
            <text:p>Биологическое время <text:s text:c="10"/><text:span text:style-name="T2">возраст биологических объектов, биологические часы, биоритмы</text:span></text:p>
            <text:p><text:span text:style-name="T2">поколения, время жизни, возрасты жизни.</text:span></text:p>
            <text:p><text:span text:style-name="T2">Биологические — геологические эпохи <text:s/>как разметка времен</text:span></text:p>
          </table:table-cell>
          <table:table-cell office:value-type="string">
            <text:p>Социальное время <text:s/><text:span text:style-name="T5">в</text:span><text:span text:style-name="T2">озраст социальных объектов, линейное время - календарное, циклическое время — времена года,</text:span></text:p>
            <text:p><text:span text:style-name="T2">поколения, формации, события и происшествия как разметка времени (до войны и после войны). Сутки, недели, месяцы, годы, столетия</text:span></text:p>
          </table:table-cell>
          <table:table-cell office:value-type="string">
            <text:p>Культурное время <text:span text:style-name="T2">культурный возраст, культурное время (эпохи культуры)</text:span></text:p>
          </table:table-cell>
          <table:table-cell office:value-type="string">
            <text:p>научное время (шкалы времени, абсолютное время)</text:p>
          </table:table-cell>
          <table:table-cell office:value-type="string">
            <text:p>Политическое время <text:s text:c="10"/><text:span text:style-name="T2">возраст политических объектов, политические эпохи,</text:span></text:p>
            <text:p><text:span text:style-name="T2">режимы власти,</text:span></text:p>
            <text:p><text:span text:style-name="T2">циклы выборов, династическое время и пр.</text:span></text:p>
          </table:table-cell>
          <table:table-cell office:value-type="string">
            <text:p>Время бизнеса <text:s/><text:span text:style-name="T2">деловое время (оборот времени- капитала), время кредитов, экономические циклы</text:span></text:p>
          </table:table-cell>
          <table:table-cell office:value-type="string">
            <text:p>Идеальное (сакральное) время <text:span text:style-name="T2">Исторические и культурные даты, праздники, <text:s/>юбилеи и годовщины как разметка времени</text:span><text:span text:style-name="T5">. <text:s/></text:span></text:p>
          </table:table-cell>
          <table:table-cell office:value-type="string">
            <text:p>Информационное время <text:s text:c="13"/><text:span text:style-name="T2">время подачи и сбора информации, время хранения информации, возраст информации, программы вещания,</text:span></text:p>
          </table:table-cell>
          <table:table-cell office:value-type="string">
            <text:p>Бытовое время <text:s text:c="2"/><text:span text:style-name="T2">утро, день вечер, сегодня -завтра, давно и вчера, на той неделе и в прошлом году. Рабочее время и время отдыха</text:span></text:p>
          </table:table-cell>
          <table:table-cell office:value-type="string">
            <text:p>Сексуальное время <text:span text:style-name="T2">время сексуальных отношений </text:span></text:p>
          </table:table-cell>
          <table:table-cell office:value-type="string">
            <text:p>Магическое время <text:s/><text:span text:style-name="T9">в</text:span><text:span text:style-name="T2">ремя колдовства, трансформированное время (будущее-прошлое), предсказания, прозрения и видение прошлог</text:span><text:span text:style-name="T5">о</text:span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атмосфера, океаны, острова, горы, пустыни , рельеф, и прочее. </text:span></text:p>
            <text:p><text:span text:style-name="T2">интерьер и экстерьер,</text:span></text:p>
            <text:p><text:span text:style-name="T2">вещи в широком смысле</text:span></text:p>
          </table:table-cell>
          <table:table-cell office:value-type="string">
            <text:p>Существующая во времени материальная реальность <text:span text:style-name="T2">изменяющиеся со временем материальные реальности, рождающиеся материальные реальности</text:span></text:p>
          </table:table-cell>
          <table:table-cell table:style-name="ce3" office:value-type="string">
            <text:p>Материалистическая философия <text:span text:style-name="T1">механика, физика, химия, материаловедение и прочие</text:span></text:p>
          </table:table-cell>
          <table:table-cell office:value-type="string">
            <text:p>Биологическая материальная реальность <text:s text:c="3"/><text:span text:style-name="T2">почвы, вода, воздух минеральное сырье — как результат биологических процессов, организмы, тела биологических объектов. </text:span></text:p>
          </table:table-cell>
          <table:table-cell office:value-type="string">
            <text:p>Социальная материальная реальность <text:s/><text:span text:style-name="T2">конструкции, <text:s/>здания и сооружения, дороги . Машины, Механизмы, инструменты и приспособления, инфраструктура (ее материальная основа)</text:span></text:p>
          </table:table-cell>
          <table:table-cell office:value-type="string">
            <text:p>Культурная материальная реальность <text:span text:style-name="T2">материальные объекты культуры, памятники, культурные здания и сооружения</text:span></text:p>
          </table:table-cell>
          <table:table-cell office:value-type="string">
            <text:p>научная материя (атомы, молекулы и прочие понятия, извлеченные из предметных областей науки)</text:p>
          </table:table-cell>
          <table:table-cell office:value-type="string">
            <text:p>Политическая материальная реальность <text:s text:c="6"/><text:span text:style-name="T2">сила, власть Охраняемая и осваиваемая материальная реальность </text:span><text:span text:style-name="T5"><text:s/>(климат, например)</text:span></text:p>
          </table:table-cell>
          <table:table-cell office:value-type="string">
            <text:p>Предпринимательсткая материальная реальность <text:span text:style-name="T2">созданные в ходе деятельности материальные реальности, материальные результаты бизнеса, товары и деньги</text:span></text:p>
          </table:table-cell>
          <table:table-cell office:value-type="string">
            <text:p>Идеальная материальная реальность <text:span text:style-name="T2">символические материальные реальности, государственные символы, <text:s/>драгоценности, памятники,</text:span></text:p>
            <text:p><text:span text:style-name="T2">идеологизированные вещества и вещи, ювелирные изделия </text:span></text:p>
          </table:table-cell>
          <table:table-cell office:value-type="string">
            <text:p>Информационная материальная реальность <text:span text:style-name="T2">материальные носители информации.</text:span></text:p>
            <text:p><text:span text:style-name="T2">бумажные и электронные СМИ, книги, библиотеки, архивы</text:span></text:p>
          </table:table-cell>
          <table:table-cell office:value-type="string">
            <text:p>Бытовая материальная реальность <text:span text:style-name="T2">квартира, машина, дача, мебель, одежда-обувь, отопление-охлаждение, водопровод, канализация, связь, всякие гизмы, дивайсы, бытовой инструмент и приспособления</text:span></text:p>
          </table:table-cell>
          <table:table-cell office:value-type="string">
            <text:p>Сексуальная материальная реальность <text:span text:style-name="T2">сексуальные приспособления, вещи для секса</text:span></text:p>
          </table:table-cell>
          <table:table-cell office:value-type="string">
            <text:p>Мистическая материальная реальность <text:s text:c="5"/><text:span text:style-name="T2">вещи, обладающие магическими свойствами, амулеты и обереги и пр.</text:span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Распределенные в пространстве биологические реальности <text:span text:style-name="T2">биосфера, биоценозы, пространственное воплощение жизни, <text:s/>Экосистемы, биологическое пространственное разнообразие</text:span></text:p>
          </table:table-cell>
          <table:table-cell office:value-type="string">
            <text:p>Существующие во времени биологические реальности <text:s text:c="3"/><text:span text:style-name="T2">циклы жизни, сукцессии, пищевые цепи, метаморфизм, <text:s/>рост, развитие, размножение, умирание, палеонтологическая история</text:span></text:p>
          </table:table-cell>
          <table:table-cell office:value-type="string">
            <text:p>Материализованные биологические реальности <text:span text:style-name="T2">Материальное <text:s/>воплощение биологических объектов, их формы — тела (стволы, туши и прочее), месторождения. Лес, почва, пустыня и прочее</text:span></text:p>
          </table:table-cell>
          <table:table-cell table:style-name="ce3" office:value-type="string">
            <text:p>Философия биологии <text:span text:style-name="T1">зоология, ботаника, микробиология, генетика, физиология, психология</text:span></text:p>
          </table:table-cell>
          <table:table-cell office:value-type="string">
            <text:p>Социализованные биологические реальности <text:s text:c="9"/><text:span text:style-name="T2">еда и питание, сон, <text:s/>пищевые и прочие зависимости, отправление естественных потребностей, Медицина, <text:s/>здоровье и болезни. </text:span></text:p>
          </table:table-cell>
          <table:table-cell office:value-type="string">
            <text:p>Окультуренные биологические реальности <text:span text:style-name="T2">окультуренные биологические реальности (зоопарки, сады,поля и прочее)</text:span></text:p>
          </table:table-cell>
          <table:table-cell office:value-type="string">
            <text:p>научная биологическая реальность (виды, гены, организмы и прочее)</text:p>
          </table:table-cell>
          <table:table-cell office:value-type="string">
            <text:p>Политизированные биологические реальности <text:span text:style-name="T2">охраняемая живая природа, осваиваемая <text:s/>живая природа, загрязняемая природа </text:span></text:p>
          </table:table-cell>
          <table:table-cell office:value-type="string">
            <text:p>Вовлеченные в бизнес биологические реальности <text:span text:style-name="T2">созданные в ходе деятельности биологические реальности , биотехнологии. </text:span></text:p>
            <text:p><text:span text:style-name="T2">Сельское хозяйство.</text:span></text:p>
          </table:table-cell>
          <table:table-cell office:value-type="string">
            <text:p>Идеализированные (сакрализованные) биологические реальности <text:span text:style-name="T2">полезные и вредные биологические реальности, <text:s/>охраняемые и исчезающие формы жизни.</text:span></text:p>
            <text:p><text:span text:style-name="T2"/></text:p>
          </table:table-cell>
          <table:table-cell office:value-type="string">
            <text:p>Информационные биологические реальности <text:span text:style-name="T2">биоинформационные реальности</text:span></text:p>
          </table:table-cell>
          <table:table-cell office:value-type="string">
            <text:p>Бытовые биологические реальности <text:span text:style-name="T2">продукты питания, лекарства, домашние животные, <text:s/>паразиты,насекомые, микробы и вирусы,</text:span></text:p>
            <text:p><text:span text:style-name="T2">здоровье, болезни в бытовом смысле</text:span><text:span text:style-name="T5">.</text:span></text:p>
          </table:table-cell>
          <table:table-cell office:value-type="string">
            <text:p>Сексуальные биологические реальности <text:s text:c="7"/><text:span text:style-name="T2">пол, <text:s/>гомо <text:s/>и гетеросексуализм, <text:s/>сексуально- привлекательные <text:s/>биологические объекты</text:span></text:p>
          </table:table-cell>
          <table:table-cell office:value-type="string">
            <text:p>Мистическая биологическая реальность <text:span text:style-name="T2">волшебные и магические формы жизни (царевны-лягушки, единороги, аленькие цветочки и пр)</text:span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Распределенная в пространстве социальная реальность <text:s text:c="2"/><text:span text:style-name="T2">страны, <text:s/>поселения, <text:s text:c="2"/>социальные границы</text:span></text:p>
          </table:table-cell>
          <table:table-cell office:value-type="string">
            <text:p>Существующая во времени социальная реальность <text:span text:style-name="T2">события и происшествия, изменяющаяся во времени социальная реальность</text:span></text:p>
          </table:table-cell>
          <table:table-cell office:value-type="string">
            <text:p>Материализованная социальная реальность <text:s text:c="2"/><text:span text:style-name="T2">уровень жизни и потребление</text:span></text:p>
          </table:table-cell>
          <table:table-cell office:value-type="string">
            <text:p>Биологизированная социальная реальность <text:s text:c="2"/><text:span text:style-name="T2">Семья, род, племя, этнос, <text:s/>жизненный цикл, смерть. Образование, воспитание, социализация.</text:span></text:p>
          </table:table-cell>
          <table:table-cell table:style-name="ce3" office:value-type="string">
            <text:p>Социальная философия <text:span text:style-name="T1">социологии, антропология</text:span></text:p>
          </table:table-cell>
          <table:table-cell office:value-type="string">
            <text:p>Окультуренная социальная реальность <text:s text:c="5"/><text:span text:style-name="T2">кино, театры, музеи и <text:s text:c="2"/>прочее</text:span></text:p>
          </table:table-cell>
          <table:table-cell office:value-type="string">
            <text:p>научная социальная реальность (классы, сословия, расы, нации, и прочее, существующие безотносительно исследованиям)</text:p>
          </table:table-cell>
          <table:table-cell office:value-type="string">
            <text:p>Политизированная социальная реальность <text:span text:style-name="T2">социальная структура, социальные группы, классы и сословия</text:span></text:p>
          </table:table-cell>
          <table:table-cell office:value-type="string">
            <text:p>Предпринимательская социальная реальность <text:s text:c="6"/><text:span text:style-name="T2">труд, рабочие места</text:span></text:p>
          </table:table-cell>
          <table:table-cell office:value-type="string">
            <text:p>Идеализированная (сакрализованные) социальная реальность <text:span text:style-name="T2">конфессии, субкультуры, идеологизированные <text:s/>группы</text:span></text:p>
          </table:table-cell>
          <table:table-cell office:value-type="string">
            <text:p>Информационная социальная реальность <text:span text:style-name="T2">информационные социальные институты: связь и символические коммуникации, телефон и интернет</text:span><text:span text:style-name="T5"> </text:span></text:p>
          </table:table-cell>
          <table:table-cell office:value-type="string">
            <text:p>Бытовая социальная реальность <text:s text:c="5"/><text:span text:style-name="T2">«свои и чужие», начальники и подчиненные, соседи, родственники и знакомые, друзья</text:span></text:p>
          </table:table-cell>
          <table:table-cell office:value-type="string">
            <text:p>Сексуальная социальная реальность <text:span text:style-name="T2">социальная организация сексуальных отношений — публичные дома, <text:s/>семья как сексуальный социальный институт</text:span></text:p>
          </table:table-cell>
          <table:table-cell office:value-type="string">
            <text:p>Мистическая социальная реальность <text:span text:style-name="T2">иерархии колдунов и магов, их социальная организация, масоны и жиды, буддистские монахи,</text:span></text:p>
            <text:p><text:span text:style-name="T2">Трехсторонняя комиссия и прочие тайные общества</text:span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Культурная <text:s/>реальность</text:p>
          </table:table-cell>
          <table:table-cell office:value-type="string">
            <text:p>Распределенная в пространстве культурная реальность <text:span text:style-name="T2">европейская, восточная, северная и прочие культуры</text:span></text:p>
          </table:table-cell>
          <table:table-cell office:value-type="string">
            <text:p>Существующая во времени культурная реальность <text:span text:style-name="T2">исчезнувшие культуры, возникающие культуры, актуальные культуры</text:span></text:p>
          </table:table-cell>
          <table:table-cell office:value-type="string">
            <text:p>Материализованная культурная реальность <text:span text:style-name="T2">материализованные, представленные вещами <text:s/>культуры. Культуры, детерминированные материальной реальностью (климатом, например)</text:span></text:p>
            <text:p><text:span text:style-name="T2"/></text:p>
          </table:table-cell>
          <table:table-cell office:value-type="string">
            <text:p>Биологически детерминированные культурные реальности <text:span text:style-name="T3">культуры собирателей, скотоводов, охотников и прочее</text:span></text:p>
          </table:table-cell>
          <table:table-cell office:value-type="string">
            <text:p>Социализированная культурная реальность <text:span text:style-name="T3">субкультуры</text:span></text:p>
          </table:table-cell>
          <table:table-cell table:style-name="ce3" office:value-type="string">
            <text:p>Философия<text:span text:style-name="T7"> </text:span><text:span text:style-name="T8">культуры</text:span><text:span text:style-name="T7"> </text:span><text:span text:style-name="T1">Культурология</text:span></text:p>
          </table:table-cell>
          <table:table-cell office:value-type="string">
            <text:p>научная культурная реальность (архетипы, комплексы и прочее, существующее безотносительно исследованиям)</text:p>
          </table:table-cell>
          <table:table-cell office:value-type="string">
            <text:p>Политизированная культурная реальность <text:span text:style-name="T3">политические культуры</text:span></text:p>
          </table:table-cell>
          <table:table-cell office:value-type="string">
            <text:p>Предпринимательская культурная реальность <text:span text:style-name="T3">культуры предпринимательства</text:span></text:p>
          </table:table-cell>
          <table:table-cell office:value-type="string">
            <text:p>Идеализированная (сакрализованная) культурная реальность <text:span text:style-name="T3">идеологические культуры</text:span></text:p>
          </table:table-cell>
          <table:table-cell office:value-type="string">
            <text:p>Информационная культурная реальность <text:span text:style-name="T3">информационные культуры</text:span></text:p>
          </table:table-cell>
          <table:table-cell office:value-type="string">
            <text:p>Бытовая культурная реальность</text:p>
          </table:table-cell>
          <table:table-cell office:value-type="string">
            <text:p>Сексуальная культура</text:p>
          </table:table-cell>
          <table:table-cell office:value-type="string">
            <text:p>Мистифицированная культурная реальность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научная реальность</text:p>
          </table:table-cell>
          <table:table-cell office:value-type="string">
            <text:p>науки о пространстве типа геополитики</text:p>
          </table:table-cell>
          <table:table-cell office:value-type="string">
            <text:p>науки о времени типа новой хронологии</text:p>
          </table:table-cell>
          <table:table-cell office:value-type="string">
            <text:p>науки о материальной реальности (исходящие из принципа «состоять из...)</text:p>
          </table:table-cell>
          <table:table-cell office:value-type="string">
            <text:p>науки о биологической реальности, исходящие из принципа "происходить от"</text:p>
          </table:table-cell>
          <table:table-cell office:value-type="string">
            <text:p>науки о социальной реальности (типа марксовой теории классовой борьбы)</text:p>
          </table:table-cell>
          <table:table-cell office:value-type="string">
            <text:p>науки о культурной реальности (культурологии)</text:p>
          </table:table-cell>
          <table:table-cell table:style-name="ce3" office:value-type="string">
            <text:p>философия науки</text:p>
          </table:table-cell>
          <table:table-cell office:value-type="string">
            <text:p>науки о политике (политологии)</text:p>
          </table:table-cell>
          <table:table-cell office:value-type="string">
            <text:p>науки о бизнесе (теории предпринимательства и бизнеса)</text:p>
          </table:table-cell>
          <table:table-cell office:value-type="string">
            <text:p>науки об идеологиях и идеях </text:p>
          </table:table-cell>
          <table:table-cell office:value-type="string">
            <text:p>науки о информации (теории информационного общества и аналогичные)</text:p>
          </table:table-cell>
          <table:table-cell office:value-type="string">
            <text:p>науки о быте и бытовании</text:p>
          </table:table-cell>
          <table:table-cell office:value-type="string">
            <text:p>науки о сексе, всякие сексологии</text:p>
          </table:table-cell>
          <table:table-cell office:value-type="string">
            <text:p>науки о мистике и магии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Политическая реальность</text:p>
          </table:table-cell>
          <table:table-cell office:value-type="string">
            <text:p>Пространственная политика <text:span text:style-name="T2">Государства, административно-территориальное деление, государственные и административные границы, округа, межгосударственные союзы</text:span></text:p>
          </table:table-cell>
          <table:table-cell office:value-type="string">
            <text:p>Существующая во времени политическая реальность <text:s/><text:span text:style-name="T2">рабочее время, время отдыха, система праздников, сезоны, поясное время, декретное время и пр.</text:span></text:p>
          </table:table-cell>
          <table:table-cell office:value-type="string">
            <text:p>Политика управления материальными ресурсами <text:span text:style-name="T3"><text:s/>распределительные институты</text:span></text:p>
          </table:table-cell>
          <table:table-cell office:value-type="string">
            <text:p>Биологизированная политическая реальность. Биологическая политика <text:span text:style-name="T2">регулирование рождаемости и смертности, борьба за здоровый образ жизни, борьба с инфекционными болезнями, и пр</text:span></text:p>
          </table:table-cell>
          <table:table-cell office:value-type="string">
            <text:p>Социализированная <text:s/>политическая реальность. Социальная политика. <text:span text:style-name="T2">семейная, пенсионная, <text:s/>образовательная и пр политики</text:span></text:p>
          </table:table-cell>
          <table:table-cell office:value-type="string">
            <text:p>Окультуренная политическая реальность. <text:span text:style-name="T3">Культурная политика</text:span><text:span text:style-name="T7">.</text:span></text:p>
          </table:table-cell>
          <table:table-cell office:value-type="string">
            <text:p>научная политика (финансирование, прогнозирование НТП и пр)</text:p>
          </table:table-cell>
          <table:table-cell table:style-name="ce3" office:value-type="string">
            <text:p>Политическая философия <text:span text:style-name="T1">политология, политические науки</text:span></text:p>
          </table:table-cell>
          <table:table-cell office:value-type="string">
            <text:p>Предпринимательская политическая реальность <text:s/><text:span text:style-name="T2">захваты рынков, демпинг, рейдерство и, прочее</text:span></text:p>
          </table:table-cell>
          <table:table-cell office:value-type="string">
            <text:p>Идеализированная политическая реальность</text:p>
          </table:table-cell>
          <table:table-cell office:value-type="string">
            <text:p>Информационная политическая реальность</text:p>
          </table:table-cell>
          <table:table-cell office:value-type="string">
            <text:p>Бытовая политическая реальность</text:p>
          </table:table-cell>
          <table:table-cell office:value-type="string">
            <text:p>Сексуальная политическая реальность (кто кого и кто с кем)</text:p>
          </table:table-cell>
          <table:table-cell office:value-type="string">
            <text:p>Мистифицированная политическая реальность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Предпринимательская реальность</text:p>
          </table:table-cell>
          <table:table-cell office:value-type="string">
            <text:p>Распределенная в пространстве предпринимательская реальность<text:span text:style-name="T2"> торговля пространством, землей. Границы бизнесов</text:span></text:p>
          </table:table-cell>
          <table:table-cell office:value-type="string">
            <text:p>Связанная со временем предпринимательская реальность <text:span text:style-name="T2">фьючерсы, прогнозы, </text:span></text:p>
            <text:p><text:span text:style-name="T2">«время- деньги»</text:span></text:p>
          </table:table-cell>
          <table:table-cell office:value-type="string">
            <text:p>Материализованная предпринимательская реальность <text:span text:style-name="T2">бизнес с материальными реальностями -вещами и веществами</text:span></text:p>
          </table:table-cell>
          <table:table-cell office:value-type="string">
            <text:p>Бизнес на биологических объектах <text:span text:style-name="T5"><text:s text:c="4"/></text:span><text:span text:style-name="T2">медицинский бизнес, сельскохозяйственный бизнес, спорт </text:span></text:p>
          </table:table-cell>
          <table:table-cell office:value-type="string">
            <text:p>Бизнес на “социалке” <text:span text:style-name="T2">социальное конструирование, проектирование,социальная защита, благотворительность, социальные бизнесы — торговля <text:s/>гарантиями (страховка)</text:span></text:p>
          </table:table-cell>
          <table:table-cell office:value-type="string">
            <text:p>Бизнес на культуре <text:span text:style-name="T2">культурное предпринимательство, бизнес на развлечениях, бизнес на культурных потребностях и стереотипах</text:span><text:span text:style-name="T3"> </text:span></text:p>
          </table:table-cell>
          <table:table-cell office:value-type="string">
            <text:p>научный бизнес</text:p>
          </table:table-cell>
          <table:table-cell office:value-type="string">
            <text:p>Бизнес на политике</text:p>
          </table:table-cell>
          <table:table-cell table:style-name="ce3" office:value-type="string">
            <text:p>Предпринимательская философия <text:span text:style-name="T1">теория деятельности, праксеология</text:span></text:p>
          </table:table-cell>
          <table:table-cell office:value-type="string">
            <text:p>Бизнес на идеях и ценностях <text:span text:style-name="T3">конструирование идей, их продажа, конверсия ценностей и идей в стоимости</text:span></text:p>
          </table:table-cell>
          <table:table-cell office:value-type="string">
            <text:p>Бизнес на информации <text:span text:style-name="T2">покупка-продажа информации, рекламирование, создание информации</text:span></text:p>
          </table:table-cell>
          <table:table-cell office:value-type="string">
            <text:p>Бытовой бизнес <text:span text:style-name="T2">заработать, спиздить, купить — продать, наварить, наебать, попилить</text:span></text:p>
          </table:table-cell>
          <table:table-cell office:value-type="string">
            <text:p>Бизнес на сексе <text:span text:style-name="T3">проституция, торговля сексуальными образами</text:span></text:p>
          </table:table-cell>
          <table:table-cell office:value-type="string">
            <text:p>Бизнес на мистике и магии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и ценности пространства <text:span text:style-name="T3">изобразительное искусство, фоторафия, ценности пространства</text:span></text:p>
          </table:table-cell>
          <table:table-cell office:value-type="string">
            <text:p>Идеи времен, дух времени и ценности времени <text:s text:c="3"/><text:span text:style-name="T3">ритм, музыка</text:span></text:p>
          </table:table-cell>
          <table:table-cell office:value-type="string">
            <text:p>Материалистические идеи и ценности <text:span text:style-name="T2">Идеи материальной культуры в широком смысле, </text:span></text:p>
            <text:p><text:span text:style-name="T2">идеи вещей, материальные ценности,ценности производства. Понятия о нормах потребления и его ценностях. Потребительская мораль</text:span></text:p>
          </table:table-cell>
          <table:table-cell office:value-type="string">
            <text:p>Биологические идеи и ценности</text:p>
            <text:p><text:span text:style-name="T2">идеи биологических потребностей, <text:s text:c="2"/>идеологизированные запреты и ограничения на питание, <text:s/>идеи здоровья и болезни, з Ценность жизни. Биологическая этика</text:span></text:p>
          </table:table-cell>
          <table:table-cell office:value-type="string">
            <text:p>Социальные идеи и ценности <text:span text:style-name="T3">социальные нормы, социальная этика</text:span></text:p>
          </table:table-cell>
          <table:table-cell office:value-type="string">
            <text:p>Культурные идеи и ценности</text:p>
          </table:table-cell>
          <table:table-cell office:value-type="string">
            <text:p>научные идеи как вненаучные феномены</text:p>
          </table:table-cell>
          <table:table-cell office:value-type="string">
            <text:p>Политические идеи и ценности <text:span text:style-name="T2">идеи добра, справедливости свобода, служение, и прочие.Нормы политической жизни.</text:span></text:p>
            <text:p><text:span text:style-name="T2">Политическая этика этика</text:span></text:p>
          </table:table-cell>
          <table:table-cell office:value-type="string">
            <text:p>Предпринимательские идеи и ценности <text:s text:c="9"/><text:span text:style-name="T2">Идеи эффективности, наживы, и прочее,</text:span></text:p>
            <text:p><text:span text:style-name="T2">идеи – схемы бизнесов</text:span></text:p>
            <text:p><text:span text:style-name="T2">ценности <text:s/>предпринимательства, идеи товаров и денег. Нормы предпринимательской деятельности, бизнес-мораль</text:span></text:p>
          </table:table-cell>
          <table:table-cell table:style-name="ce3" office:value-type="string">
            <text:p>Идеалистическая философия <text:span text:style-name="T3">литературная и художественная критики, искусствознание</text:span></text:p>
          </table:table-cell>
          <table:table-cell office:value-type="string">
            <text:p>Идеи и ценности информационной реальности <text:span text:style-name="T3">информационная этика</text:span></text:p>
          </table:table-cell>
          <table:table-cell office:value-type="string">
            <text:p>Бытовые идеи и <text:s/>ценности <text:s text:c="3"/><text:span text:style-name="T2">пожрать, поспать, развлечься, выпить и закусить, покурить и вмазать <text:s/>. Бытовая мораль</text:span></text:p>
          </table:table-cell>
          <table:table-cell office:value-type="string">
            <text:p>Сексуальные идеи и ценности</text:p>
          </table:table-cell>
          <table:table-cell office:value-type="string">
            <text:p>Мистические и магические идеи и ценности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Информационная реальность</text:p>
          </table:table-cell>
          <table:table-cell office:value-type="string">
            <text:p>Информация о пространстве <text:span text:style-name="T2">карты, схемы, разметки дорог, указатели и прочее, системы координат, GPS-навигация</text:span></text:p>
          </table:table-cell>
          <table:table-cell office:value-type="string">
            <text:p>Информация о времени <text:s text:c="8"/><text:span text:style-name="T3">точное время, поясное время, времена года- сезоны</text:span></text:p>
          </table:table-cell>
          <table:table-cell office:value-type="string">
            <text:p>Информация о материальных объектах <text:s text:c="5"/><text:span text:style-name="T3">реклама вещей и веществ. </text:span><text:span text:style-name="T2">Информация о погоде и природных явлений типа магнитных бурь. Новости материального мира,</text:span></text:p>
          </table:table-cell>
          <table:table-cell office:value-type="string">
            <text:p>Биологическая информация <text:s/><text:span text:style-name="T5">б</text:span><text:span text:style-name="T2">иологические и медицинские справочники и прочее. <text:s/>Информация о биологических опасностях.</text:span></text:p>
            <text:p><text:span text:style-name="T2">Новости о биологической реальности. Реклама здоровья, чистоты и пр.</text:span></text:p>
          </table:table-cell>
          <table:table-cell office:value-type="string">
            <text:p>Социальная информация</text:p>
            <text:p><text:span text:style-name="T2">социальная статистика, социологические и прочие обследования, новости о социальной реальности, в том числе местные, вроде смертей, браков и разводов. Социальная реклама</text:span><text:span text:style-name="T6"><text:tab/></text:span></text:p>
            <text:p><text:span text:style-name="T6"/></text:p>
          </table:table-cell>
          <table:table-cell office:value-type="string">
            <text:p>Культурная информация <text:span text:style-name="T3">информация о событиях культуры</text:span></text:p>
          </table:table-cell>
          <table:table-cell office:value-type="string">
            <text:p>научная информация</text:p>
          </table:table-cell>
          <table:table-cell office:value-type="string">
            <text:p>Политическая информация <text:span text:style-name="T2">информационные поводы, политические новости. Политическая реклама</text:span></text:p>
          </table:table-cell>
          <table:table-cell office:value-type="string">
            <text:p>Бизнес-информация <text:span text:style-name="T3">индексы деловой активности, цены, прогнозы и пр</text:span></text:p>
          </table:table-cell>
          <table:table-cell office:value-type="string">
            <text:p>Информация о идеях и ценностях</text:p>
          </table:table-cell>
          <table:table-cell table:style-name="ce3" office:value-type="string">
            <text:p>Информационная философия <text:s text:c="3"/><text:span text:style-name="T7"><text:s/></text:span><text:span text:style-name="T1">теория информации</text:span></text:p>
          </table:table-cell>
          <table:table-cell office:value-type="string">
            <text:p>Бытовая информация <text:s text:c="2"/><text:span text:style-name="T2">слухи, сплетни, истории из жизни звезд, анекдоты.</text:span><text:span text:style-name="T5"> </text:span></text:p>
          </table:table-cell>
          <table:table-cell office:value-type="string">
            <text:p>Информация о сексуальной реальности <text:span text:style-name="T3">порнуха, сексуальное просвещение и прочее</text:span></text:p>
          </table:table-cell>
          <table:table-cell office:value-type="string">
            <text:p>Информация о мистической реальности <text:span text:style-name="T3">гороскопы, тайные знаки, приметы шифрованные тексты и пр</text:span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бытовая реальность</text:p>
          </table:table-cell>
          <table:table-cell table:style-name="ce6" office:value-type="string">
            <text:p>Быт в пространстве <text:span text:style-name="T2">преодоление <text:s/>пространства в быту — на работу и с работы, домой и на дачу, в гости и в ресторан, в магазин и пр., транспорт, обустройство пространства</text:span></text:p>
          </table:table-cell>
          <table:table-cell office:value-type="string">
            <text:p>Быт во времени <text:span text:style-name="T2">временные затраты на работу, на отдых, на развлечение, на сон и прочее</text:span></text:p>
          </table:table-cell>
          <table:table-cell office:value-type="string">
            <text:p>Материализованный быт <text:s text:c="11"/><text:span text:style-name="T3">уровень жизни и потребления материальных благ</text:span></text:p>
          </table:table-cell>
          <table:table-cell office:value-type="string">
            <text:p>Биологический быт <text:s/><text:span text:style-name="T2">состояние здоровья, лечение -процедуры, прием лекарств, структура питания-диета, организация отдыха и сна</text:span></text:p>
          </table:table-cell>
          <table:table-cell office:value-type="string">
            <text:p>Социальный быт <text:s/><text:span text:style-name="T2">семейные и родственные, дружеские, враждебные отношения, <text:s/></text:span></text:p>
          </table:table-cell>
          <table:table-cell office:value-type="string">
            <text:p>Культурный быт <text:span text:style-name="T3">театр, кино, ТВ, развлечения и прочее</text:span></text:p>
          </table:table-cell>
          <table:table-cell office:value-type="string">
            <text:p>научный быт</text:p>
          </table:table-cell>
          <table:table-cell office:value-type="string">
            <text:p>Политический быт <text:span text:style-name="T5">политические </text:span><text:span text:style-name="T2">споры и разговоры, собрания и встречи, союзы и соглашения</text:span></text:p>
          </table:table-cell>
          <table:table-cell office:value-type="string">
            <text:p>Предпринимательский быт <text:s text:c="6"/><text:span text:style-name="T2">деловые встречи, знакомства и связи, деловые контакты в бане, ресторане, на охоте, совместный отдых партнеров</text:span></text:p>
          </table:table-cell>
          <table:table-cell office:value-type="string">
            <text:p>Идеологический быт <text:s text:c="17"/><text:span text:style-name="T2">походы в церковь или к святым местам, <text:s/>посиделки <text:s/>обсуждением судеб родины</text:span></text:p>
          </table:table-cell>
          <table:table-cell office:value-type="string">
            <text:p>Информационный быт <text:s text:c="9"/><text:span text:style-name="T3">смотрение ТВ, радио, чтение газет, поиски информации в сети</text:span></text:p>
          </table:table-cell>
          <table:table-cell table:style-name="ce3" office:value-type="string">
            <text:p>Обывательская философия</text:p>
          </table:table-cell>
          <table:table-cell office:value-type="string">
            <text:p>Сексуальный быт <text:span text:style-name="T3">привычный и экстремальный секс</text:span></text:p>
          </table:table-cell>
          <table:table-cell office:value-type="string">
            <text:p>Мистически-магический быт <text:s/><text:span text:style-name="T2">исполнение магических обрядов вроде «плюнь через левое плечо», номера на машины с мистическими наборами цифр и прочее отслеживание при</text:span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Сексуальная реальность</text:p>
          </table:table-cell>
          <table:table-cell office:value-type="string">
            <text:p>Секс в пространстве <text:span text:style-name="T3">пространственно различающиеся сексуальные практики (восточные, западные <text:s/>пр)</text:span></text:p>
          </table:table-cell>
          <table:table-cell office:value-type="string">
            <text:p>Секс во времени <text:span text:style-name="T2">доисторический секс, современный секс, ситуативный секс</text:span></text:p>
          </table:table-cell>
          <table:table-cell office:value-type="string">
            <text:p>Материализованная сексуальная реальность <text:span text:style-name="T3">сексапильность</text:span></text:p>
          </table:table-cell>
          <table:table-cell office:value-type="string">
            <text:p>Биологизированная сексуальная реальность <text:span text:style-name="T3">потенция</text:span></text:p>
          </table:table-cell>
          <table:table-cell office:value-type="string">
            <text:p>Социализированная сексуальная реальность <text:span text:style-name="T3">семейный секс, промискуитет и прочее</text:span></text:p>
          </table:table-cell>
          <table:table-cell office:value-type="string">
            <text:p>Культурный секс <text:s text:c="4"/><text:span text:style-name="T3"><text:s/>секс, определенный культурными нормами</text:span></text:p>
          </table:table-cell>
          <table:table-cell office:value-type="string">
            <text:p>научный секс</text:p>
          </table:table-cell>
          <table:table-cell office:value-type="string">
            <text:p>Политизированный секс <text:s text:c="5"/><text:span text:style-name="T3">политическая проституция</text:span></text:p>
          </table:table-cell>
          <table:table-cell table:style-name="ce8" office:value-type="string">
            <text:p>Коммерческий секс, проституция</text:p>
          </table:table-cell>
          <table:table-cell office:value-type="string">
            <text:p>Идеологизированный секс <text:s text:c="5"/><text:span text:style-name="T3">тантризм и прочее</text:span></text:p>
          </table:table-cell>
          <table:table-cell office:value-type="string">
            <text:p>Информационный секс <text:s text:c="13"/><text:span text:style-name="T3">эротика, порнуха</text:span></text:p>
          </table:table-cell>
          <table:table-cell office:value-type="string">
            <text:p>Бытовой секс</text:p>
          </table:table-cell>
          <table:table-cell table:style-name="ce3" office:value-type="string">
            <text:p>Сексуальная философия <text:span text:style-name="T1">сексология</text:span></text:p>
          </table:table-cell>
          <table:table-cell office:value-type="string">
            <text:p>Мистифицированная сексуальная реальность <text:span text:style-name="T3">магический секс, обрядовый секс</text:span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Мистическая реальность</text:p>
          </table:table-cell>
          <table:table-cell office:value-type="string">
            <text:p>Мистика и магия в пространстве <text:span text:style-name="T3">магическая трансформация пространства</text:span></text:p>
          </table:table-cell>
          <table:table-cell office:value-type="string">
            <text:p>Мистика и магия времени <text:span text:style-name="T3">воздействие на время, путешествия в прошлое и будущее</text:span></text:p>
          </table:table-cell>
          <table:table-cell office:value-type="string">
            <text:p>Мистика и магия с материальной реальностью <text:span text:style-name="T5">трансмутации элементов, превращение одних матери альных реальностей <text:s/>в другие, </text:span></text:p>
          </table:table-cell>
          <table:table-cell office:value-type="string">
            <text:p>Биологическая мистика и магия <text:span text:style-name="T2">превращение одних форм жизни в другие, заговоры от болезней, магическое оживление и убиение</text:span></text:p>
          </table:table-cell>
          <table:table-cell office:value-type="string">
            <text:p>Социальная мистика и магия <text:span text:style-name="T2">привороты, заговоры, и пр. колдовство как социальные действия</text:span></text:p>
          </table:table-cell>
          <table:table-cell office:value-type="string">
            <text:p>Культурная мистика и магия <text:span text:style-name="T2">принятые в культуре магические действия, ритуалы (такие как “спасибо”, “пожалуйста”, рукопожатия и поцелуи</text:span></text:p>
          </table:table-cell>
          <table:table-cell office:value-type="string">
            <text:p>научная мистика - чудеса природы и таинство науки</text:p>
          </table:table-cell>
          <table:table-cell office:value-type="string">
            <text:p>Политическая мистика и магия <text:span text:style-name="T2">заколдовывание политических противников и вербовка союзников. Собрания тайных обществ</text:span></text:p>
          </table:table-cell>
          <table:table-cell office:value-type="string">
            <text:p>Предпринимательская мистика и магия <text:s text:c="10"/><text:span text:style-name="T2">деловое колдовство: заколдовывание партнеров и конкурентов</text:span></text:p>
          </table:table-cell>
          <table:table-cell office:value-type="string">
            <text:p>Идеологическая мистика и магия <text:span text:style-name="T2">черная и белая магии, злое и доброе колдовство, мистическая борьба добра и зла, инь и янь.</text:span></text:p>
          </table:table-cell>
          <table:table-cell office:value-type="string">
            <text:p>Информационная мистика и магия <text:s/><text:span text:style-name="T2">25 кадр, <text:s/>реклама колдунов, магов, передачи о тайных обществах и прочем</text:span></text:p>
          </table:table-cell>
          <table:table-cell office:value-type="string">
            <text:p>Бытовая мистика и магия <text:s text:c="8"/><text:span text:style-name="T2">заговоры, приметы, магические запреты на бытовые действия</text:span></text:p>
          </table:table-cell>
          <table:table-cell office:value-type="string">
            <text:p>Сексуальная мистика и магия <text:span text:style-name="T2">привороты — отвороты, увеличение -уменьшение потенции,сексапильности, любовные заговоры</text:span></text:p>
          </table:table-cell>
          <table:table-cell table:style-name="ce3" office:value-type="string">
            <text:p>Философия мистики и магии</text:p>
          </table:table-cell>
          <table:table-cell table:number-columns-repeated="1009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7">27.12.2009</text:date>, <text:time>19:33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5T12:11:50</meta:creation-date>
    <dc:creator>simon kordonsky</dc:creator>
    <dc:date>2009-12-27T19:33:17</dc:date>
    <meta:generator>OpenOffice.org/3.1$Unix OpenOffice.org_project/310m19$Build-9420</meta:generator>
    <meta:editing-duration>PT00H43M35S</meta:editing-duration>
    <meta:editing-cycles>1</meta:editing-cycles>
    <meta:document-statistic meta:table-count="1" meta:cell-count="225" meta:object-count="0"/>
  </office:meta>
</office:document-meta>
</file>